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2f1" officeooo:paragraph-rsid="0003a2f1"/>
    </style:style>
    <style:style style:name="P2" style:family="paragraph" style:parent-style-name="Standard">
      <style:text-properties officeooo:rsid="0003a2f1" officeooo:paragraph-rsid="000915d5"/>
    </style:style>
    <style:style style:name="P3" style:family="paragraph" style:parent-style-name="Standard">
      <style:text-properties officeooo:rsid="0003a2f1" officeooo:paragraph-rsid="000ac3af"/>
    </style:style>
    <style:style style:name="P4" style:family="paragraph" style:parent-style-name="Standard">
      <style:text-properties officeooo:rsid="0003a2f1" officeooo:paragraph-rsid="0016ee3f"/>
    </style:style>
    <style:style style:name="P5" style:family="paragraph" style:parent-style-name="Standard">
      <style:text-properties fo:font-size="16pt" fo:font-weight="bold" officeooo:rsid="0003a2f1" officeooo:paragraph-rsid="0003a2f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2f1" officeooo:paragraph-rsid="000ac3af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6ee3f" officeooo:paragraph-rsid="0016ee3f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ddff" officeooo:paragraph-rsid="0016ee3f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332c3" officeooo:paragraph-rsid="0016ee3f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915d5" officeooo:paragraph-rsid="002193f2" style:font-weight-asian="bold" style:font-weight-complex="bold"/>
    </style:style>
    <style:style style:name="P11" style:family="paragraph" style:parent-style-name="Standard">
      <style:text-properties fo:font-size="10pt" fo:font-weight="normal" officeooo:rsid="000ac3af" officeooo:paragraph-rsid="000ac3a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16ee3f" officeooo:paragraph-rsid="0018ddff"/>
    </style:style>
    <style:style style:name="P13" style:family="paragraph" style:parent-style-name="Standard">
      <style:paragraph-properties fo:text-align="justify" style:justify-single-word="false"/>
      <style:text-properties officeooo:rsid="0016ee3f" officeooo:paragraph-rsid="0019cca1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1332c3" officeooo:paragraph-rsid="0016ee3f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1332c3" officeooo:paragraph-rsid="001eb999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2193f2" officeooo:paragraph-rsid="002193f2"/>
    </style:style>
    <style:style style:name="P17" style:family="paragraph" style:parent-style-name="Standard">
      <style:text-properties style:text-underline-style="none" fo:font-weight="bold" officeooo:rsid="000915d5" officeooo:paragraph-rsid="002193f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24f836" officeooo:paragraph-rsid="0026e5d2"/>
    </style:style>
    <style:style style:name="P19" style:family="paragraph" style:parent-style-name="Standard">
      <style:paragraph-properties fo:text-align="justify" style:justify-single-word="false"/>
      <style:text-properties officeooo:rsid="001eb999" officeooo:paragraph-rsid="001eb999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bold" officeooo:rsid="002193f2" officeooo:paragraph-rsid="0026ea1c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24f836" officeooo:paragraph-rsid="0026ea1c"/>
    </style:style>
    <style:style style:name="P22" style:family="paragraph" style:parent-style-name="Standard">
      <style:paragraph-properties fo:text-align="justify" style:justify-single-word="false"/>
      <style:text-properties style:text-underline-style="none" officeooo:rsid="001332c3" officeooo:paragraph-rsid="0026ea1c"/>
    </style:style>
    <style:style style:name="P23" style:family="paragraph" style:parent-style-name="Standard">
      <style:paragraph-properties fo:text-align="justify" style:justify-single-word="false"/>
      <style:text-properties style:text-underline-style="none" officeooo:rsid="002193f2" officeooo:paragraph-rsid="0026ea1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32c3"/>
    </style:style>
    <style:style style:name="T3" style:family="text">
      <style:text-properties style:text-underline-style="none" officeooo:rsid="00188456"/>
    </style:style>
    <style:style style:name="T4" style:family="text">
      <style:text-properties style:text-underline-style="none" officeooo:rsid="0018ddff"/>
    </style:style>
    <style:style style:name="T5" style:family="text">
      <style:text-properties style:text-underline-style="none" officeooo:rsid="0019cca1"/>
    </style:style>
    <style:style style:name="T6" style:family="text">
      <style:text-properties style:text-underline-style="none" officeooo:rsid="001b1035"/>
    </style:style>
    <style:style style:name="T7" style:family="text">
      <style:text-properties officeooo:rsid="001332c3"/>
    </style:style>
    <style:style style:name="T8" style:family="text">
      <style:text-properties officeooo:rsid="0016ee3f"/>
    </style:style>
    <style:style style:name="T9" style:family="text">
      <style:text-properties officeooo:rsid="002193f2"/>
    </style:style>
    <style:style style:name="T10" style:family="text">
      <style:text-properties officeooo:rsid="00219665"/>
    </style:style>
    <style:style style:name="T11" style:family="text">
      <style:text-properties officeooo:rsid="0026ea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8">Parental Consent</text:span> <text:s/></text:p>
      <text:p text:style-name="P5"/>
      <text:p text:style-name="P3"><text:span text:style-name="T8">Name of the Child</text:span>:<text:tab/><text:tab/><text:tab/><text:tab/><text:tab/>__________________________________</text:p>
      <text:p text:style-name="P3"/>
      <text:p text:style-name="P4"><text:span text:style-name="T8">Name of the Parent or Guardian</text:span>:<text:tab/><text:tab/>__________________________________</text:p>
      <text:p text:style-name="P6"/>
      <text:p text:style-name="P7"><text:span text:style-name="T7">Use of computer</text:span>s and Internet<text:span text:style-name="T7">:</text:span></text:p>
      <text:p text:style-name="P15">As the parent or guardian, I understand that computer access is provided for educational purposes,</text:p>
      <text:p text:style-name="P19"><text:span text:style-name="T2">and that student use for any other purpose is inappropriate. I recognize it is impossible for KYOTO LESSON to restrict access to all inappropriate materials, and I shall not hold KYOTO LESSON <text:s/>responsible for materials acquired </text:span><text:span text:style-name="T1">during the class</text:span><text:span text:style-name="T2">. I hereby give permission for my child to use technology resources at KYOTO LESSON.</text:span></text:p>
      <text:p text:style-name="P14"/>
      <text:p text:style-name="P7">Sharing my <text:span text:style-name="T7">personal data </text:span>with <text:span text:style-name="T7">other parents:</text:span></text:p>
      <text:p text:style-name="P12"><text:span text:style-name="T2">I authorize KYOTO LESSON to communicate to other parents of children enrolled in KYOTO LESSON my mobile number and / or my e-mail address (for example to facilitate documents </text:span><text:span text:style-name="T3">sharing </text:span><text:span text:style-name="T2">by e-mail or chat and allow the child to work on group projects).</text:span></text:p>
      <text:p text:style-name="P14"/>
      <text:p text:style-name="P8">Child photos and videos:</text:p>
      <text:p text:style-name="P13"><text:span text:style-name="T2">I authorize KYOTO LESSON to take </text:span><text:span text:style-name="T3">p</text:span><text:span text:style-name="T5">hotos</text:span><text:span text:style-name="T3"> and video</text:span><text:span text:style-name="T4">s</text:span><text:span text:style-name="T3"> of </text:span><text:span text:style-name="T2">my child </text:span><text:span text:style-name="T3">during the lesson</text:span><text:span text:style-name="T4">s</text:span><text:span text:style-name="T2"> </text:span><text:span text:style-name="T5">and to have full rights to </text:span><text:span text:style-name="T3">use</text:span><text:span text:style-name="T5"> these photos and videos</text:span><text:span text:style-name="T3"> for </text:span><text:span text:style-name="T2">exhibition, </text:span><text:span text:style-name="T5">publicity</text:span><text:span text:style-name="T2"> and website of KYOTO LESSON </text:span><text:span text:style-name="T3">as well as </text:span><text:span text:style-name="T2">press </text:span><text:span text:style-name="T5">releases</text:span><text:span text:style-name="T2">.</text:span></text:p>
      <text:p text:style-name="P14"/>
      <text:p text:style-name="P9">Authorization to go back home alone:</text:p>
      <text:p text:style-name="P13"><text:span text:style-name="T2">I </text:span><text:span text:style-name="T5">give permission</text:span><text:span text:style-name="T2"> </text:span><text:span text:style-name="T6">to</text:span><text:span text:style-name="T5"> my child to go back home (or to another specified destination) on their own after the class. I have explained to my child the safety aspects of going home on their own. I understand that it is the responsibility of the parents, and not the school, once my child has left the school premises.</text:span></text:p>
      <text:p text:style-name="P14"/>
      <text:p text:style-name="P16">I, the undersigned, hereby certify that the information given above is true and correct. </text:p>
      <text:p text:style-name="P21">I further certify that I have read and accept the terms and conditions </text:p>
      <text:p text:style-name="P21">( <text:a xlink:type="simple" xlink:href="https://kyotolesson.com/terms.html" text:style-name="Internet_20_link" text:visited-style-name="Visited_20_Internet_20_Link">https://kyotolesson.com/terms.html</text:a> )</text:p>
      <text:p text:style-name="P21">and the privacy policy </text:p>
      <text:p text:style-name="P21">( <text:a xlink:type="simple" xlink:href="https://kyotolesson.com/privacy.html" text:style-name="Internet_20_link" text:visited-style-name="Visited_20_Internet_20_Link">https://kyotolesson.com/privacy.html</text:a> ).</text:p>
      <text:p text:style-name="P23"><text:span text:style-name="T11">Lastly </text:span>I <text:span text:style-name="T11">also </text:span>certify that I am the <text:span text:style-name="T10">parent / </text:span>legal <text:span text:style-name="T10">guardian of the Child.</text:span></text:p>
      <text:p text:style-name="P22"/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_________________<text:tab/><text:tab/><text:tab/><text:tab/><text:tab/><text:tab/>________________________________________</text:p>
      <text:p text:style-name="P17">Date <text:span text:style-name="T9">Signed<text:tab/><text:tab/></text:span><text:tab/><text:tab/><text:tab/><text:tab/><text:tab/><text:tab/><text:span text:style-name="T9">Printed Name &amp; Signature of Parent/Guardian</text:span></text:p>
      <text:p text:style-name="P2"/>
      <text:p text:style-name="P2"/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40:52.153766555</meta:creation-date>
    <dc:date>2020-03-11T15:01:04.639071832</dc:date>
    <meta:editing-duration>PT12H33M15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306" meta:character-count="1939" meta:non-whitespace-character-count="1630"/>
  </office:meta>
</office:document-meta>
</file>